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83caff" draw:textarea-horizontal-align="center" draw:textarea-vertical-align="middle"/>
    </style:style>
    <style:style style:name="gr3" style:family="graphic" style:parent-style-name="standard">
      <style:graphic-properties draw:fill="solid" draw:fill-color="#579d1c" draw:textarea-horizontal-align="center" draw:textarea-vertical-align="middle"/>
    </style:style>
    <style:style style:name="gr4" style:family="graphic" style:parent-style-name="standard">
      <style:graphic-properties draw:fill="solid" draw:fill-color="#ff950e" draw:textarea-horizontal-align="center" draw:textarea-vertical-align="middle"/>
    </style:style>
    <style:style style:name="gr5" style:family="graphic" style:parent-style-name="standard">
      <style:graphic-properties draw:fill="solid" draw:fill-color="#c5000b" draw:textarea-horizontal-align="center" draw:textarea-vertical-align="middle"/>
    </style:style>
    <style:style style:name="gr6" style:family="graphic" style:parent-style-name="standard">
      <style:graphic-properties draw:fill="solid" draw:fill-color="#ffd320" draw:textarea-horizontal-align="center" draw:textarea-vertical-align="middle"/>
    </style:style>
    <style:style style:name="gr7" style:family="graphic" style:parent-style-name="standard">
      <style:graphic-properties svg:stroke-width="0.05cm" svg:stroke-color="#aecf00" draw:marker-start-width="0.275cm" draw:marker-end-width="0.275cm" draw:fill="solid" draw:fill-color="#83ca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c5000b" draw:marker-start-width="0.275cm" draw:marker-end-width="0.275cm" draw:fill="solid" draw:fill-color="#83ca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ccccff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fill="solid" draw:fill-color="#ffcc99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fill="solid" draw:fill-color="#ff8080" draw:textarea-horizontal-align="center" draw:textarea-vertical-align="middle"/>
    </style:style>
    <style:style style:name="gr12" style:family="graphic" style:parent-style-name="standard">
      <style:graphic-properties draw:fill="solid" draw:fill-color="#0084d1" draw:textarea-horizontal-align="center" draw:textarea-vertical-align="middle"/>
    </style:style>
    <style:style style:name="gr13" style:family="graphic" style:parent-style-name="standard">
      <style:graphic-properties draw:fill="solid" draw:fill-color="#e6e6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marker-end="Arrow" draw:marker-end-width="0.2cm" draw:textarea-horizontal-align="center" draw:textarea-vertical-align="middle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18pt" style:font-size-complex="18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style:text-properties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.78cm" svg:height="6.882cm" svg:x="3.64cm" svg:y="2.465cm">
          <text:p/>
        </draw:rect>
        <draw:rect draw:style-name="gr1" draw:text-style-name="P1" draw:layer="layout" svg:width="2.355cm" svg:height="6.882cm" svg:x="1.285cm" svg:y="2.465cm">
          <text:p/>
        </draw:rect>
        <draw:rect draw:style-name="gr1" draw:text-style-name="P1" draw:layer="layout" svg:width="1.924cm" svg:height="6.882cm" svg:x="9.42cm" svg:y="2.465cm">
          <text:p/>
        </draw:rect>
        <draw:rect draw:style-name="gr2" draw:text-style-name="P2" draw:layer="layout" svg:width="3.541cm" svg:height="0.364cm" svg:x="1.658cm" svg:y="-2.692cm">
          <text:p text:style-name="P1"><text:span text:style-name="T1">Link / Button</text:span></text:p>
        </draw:rect>
        <draw:rect draw:style-name="gr3" draw:text-style-name="P2" draw:layer="layout" svg:width="3.541cm" svg:height="0.364cm" svg:x="1.659cm" svg:y="-2.192cm">
          <text:p text:style-name="P1"><text:span text:style-name="T1">TextField</text:span></text:p>
        </draw:rect>
        <draw:rect draw:style-name="gr4" draw:text-style-name="P2" draw:layer="layout" svg:width="3.541cm" svg:height="0.364cm" svg:x="1.66cm" svg:y="-1.692cm">
          <text:p text:style-name="P1"><text:span text:style-name="T1">CheckBox</text:span></text:p>
        </draw:rect>
        <draw:rect draw:style-name="gr5" draw:text-style-name="P2" draw:layer="layout" svg:width="3.541cm" svg:height="0.364cm" svg:x="1.661cm" svg:y="-1.192cm">
          <text:p text:style-name="P1"><text:span text:style-name="T1">RadioButton</text:span></text:p>
        </draw:rect>
        <draw:rect draw:style-name="gr6" draw:text-style-name="P2" draw:layer="layout" svg:width="3.541cm" svg:height="0.364cm" svg:x="1.662cm" svg:y="-0.692cm">
          <text:p text:style-name="P1"><text:span text:style-name="T1">ComboBox</text:span></text:p>
        </draw:rect>
        <draw:rect draw:style-name="gr7" draw:text-style-name="P2" draw:layer="layout" svg:width="2.489cm" svg:height="0.364cm" svg:x="5.659cm" svg:y="-2.692cm">
          <text:p text:style-name="P1"><text:span text:style-name="T1">Forward/OK</text:span></text:p>
        </draw:rect>
        <draw:rect draw:style-name="gr8" draw:text-style-name="P2" draw:layer="layout" svg:width="2.489cm" svg:height="0.364cm" svg:x="8.46cm" svg:y="-2.692cm">
          <text:p text:style-name="P1"><text:span text:style-name="T1">Back/Cancel/Close</text:span></text:p>
        </draw:rect>
        <draw:rect draw:style-name="gr9" draw:text-style-name="P2" draw:layer="layout" svg:width="3.541cm" svg:height="0.364cm" svg:x="1.659cm" svg:y="-3.192cm">
          <text:p text:style-name="P1"><text:span text:style-name="T1">Caption / Information</text:span></text:p>
        </draw:rect>
        <draw:rect draw:style-name="gr10" draw:text-style-name="P2" draw:layer="layout" svg:width="3.178cm" svg:height="1.355cm" svg:x="-1.726cm" svg:y="-3.209cm">
          <text:p text:style-name="P1"><text:span text:style-name="T1">Table</text:span></text:p>
        </draw:rect>
        <draw:rect draw:style-name="gr11" draw:text-style-name="P2" draw:layer="layout" svg:width="3.178cm" svg:height="1.355cm" svg:x="-1.726cm" svg:y="-1.708cm">
          <text:p text:style-name="P1"><text:span text:style-name="T1">List</text:span></text:p>
        </draw:rect>
        <draw:rect draw:style-name="gr1" draw:text-style-name="P3" draw:layer="layout" svg:width="4.062cm" svg:height="2.838cm" svg:x="-10.516cm" svg:y="-3.198cm">
          <text:p/>
        </draw:rect>
        <draw:rect draw:style-name="gr12" draw:text-style-name="P2" draw:layer="layout" svg:width="4.062cm" svg:height="0.537cm" svg:x="-10.516cm" svg:y="-3.199cm">
          <text:p text:style-name="P1"><text:span text:style-name="T1">Frame</text:span></text:p>
        </draw:rect>
        <draw:rect draw:style-name="gr13" draw:text-style-name="P2" draw:layer="layout" svg:width="4.062cm" svg:height="2.838cm" svg:x="-6.106cm" svg:y="-3.197cm">
          <text:p text:style-name="P1"><text:span text:style-name="T1">Panel</text:span></text:p>
        </draw:rect>
        <draw:rect draw:style-name="gr13" draw:text-style-name="P2" draw:layer="layout" svg:width="2.186cm" svg:height="2.189cm" svg:x="1.381cm" svg:y="2.56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anel Register</text:span></text:p>
        </draw:rect>
        <draw:rect draw:style-name="gr3" draw:text-style-name="P2" draw:layer="layout" svg:width="3.541cm" svg:height="0.364cm" svg:x="4.825cm" svg:y="2.629cm">
          <text:p text:style-name="P1"><text:span text:style-name="T1">TextFieldFind</text:span></text:p>
        </draw:rect>
        <draw:rect draw:style-name="gr2" draw:text-style-name="P2" draw:layer="layout" svg:width="3.541cm" svg:height="0.364cm" svg:x="4.825cm" svg:y="2.993cm">
          <text:p text:style-name="P1"><text:span text:style-name="T1">ButtonFind</text:span></text:p>
        </draw:rect>
        <draw:rect draw:style-name="gr13" draw:text-style-name="P2" draw:layer="layout" svg:width="5.556cm" svg:height="3.827cm" svg:x="3.746cm" svg:y="4.561cm">
          <text:p text:style-name="P1"><text:span text:style-name="T1">Panel</text:span></text:p>
          <text:p text:style-name="P1"><text:span text:style-name="T1">Finded Data</text:span></text:p>
        </draw:rect>
        <draw:rect draw:style-name="gr13" draw:text-style-name="P2" draw:layer="layout" svg:width="1.802cm" svg:height="6.707cm" svg:x="9.48cm" svg:y="2.523cm">
          <text:p text:style-name="P1"><text:span text:style-name="T1">Panel</text:span></text:p>
          <text:p text:style-name="P1"><text:span text:style-name="T1">History</text:span></text:p>
        </draw:rect>
        <draw:rect draw:style-name="gr3" draw:text-style-name="P2" draw:layer="layout" svg:width="1.996cm" svg:height="0.364cm" svg:x="1.483cm" svg:y="2.708cm">
          <text:p text:style-name="P1"><text:span text:style-name="T1">TextFieldLogin</text:span></text:p>
        </draw:rect>
        <draw:rect draw:style-name="gr3" draw:text-style-name="P2" draw:layer="layout" svg:width="1.996cm" svg:height="0.364cm" svg:x="1.483cm" svg:y="3.208cm">
          <text:p text:style-name="P1"><text:span text:style-name="T1">TextFieldPassword</text:span></text:p>
        </draw:rect>
        <draw:rect draw:style-name="gr2" draw:text-style-name="P2" draw:layer="layout" svg:width="1.967cm" svg:height="0.364cm" svg:x="1.494cm" svg:y="3.626cm">
          <text:p text:style-name="P1"><text:span text:style-name="T1">ButtonEnter</text:span></text:p>
        </draw:rect>
        <draw:rect draw:style-name="gr2" draw:text-style-name="P2" draw:layer="layout" svg:width="1.967cm" svg:height="0.364cm" svg:x="1.495cm" svg:y="4.05cm">
          <text:p text:style-name="P1"><text:span text:style-name="T1">ButtonRegister</text:span></text:p>
        </draw:rect>
        <draw:rect draw:style-name="gr13" draw:text-style-name="P2" draw:layer="layout" svg:width="5.556cm" svg:height="1.046cm" svg:x="3.747cm" svg:y="3.429cm">
          <text:p text:style-name="P1"><text:span text:style-name="T1">Panel</text:span></text:p>
          <text:p text:style-name="P1"><text:span text:style-name="T1">CommoditySection</text:span></text:p>
        </draw:rect>
        <draw:rect draw:style-name="gr13" draw:text-style-name="P2" draw:layer="layout" svg:width="5.556cm" svg:height="0.71cm" svg:x="3.746cm" svg:y="8.546cm">
          <text:p text:style-name="P1"><text:span text:style-name="T1">Panel Information</text:span></text:p>
        </draw:rect>
        <draw:rect draw:style-name="gr13" draw:text-style-name="P2" draw:layer="layout" svg:width="5.195cm" svg:height="0.449cm" svg:x="3.935cm" svg:y="4.741cm">
          <text:p text:style-name="P1"><text:span text:style-name="T1">Panel Commodity Item</text:span></text:p>
        </draw:rect>
        <draw:frame draw:style-name="gr14" draw:layer="layout" svg:width="5.116cm" svg:height="0.963cm" svg:x="3.797cm" svg:y="1.075cm">
          <draw:text-box>
            <text:p>Desktop Version</text:p>
          </draw:text-box>
        </draw:frame>
        <draw:frame draw:style-name="gr14" draw:layer="layout" svg:width="4.062cm" svg:height="0.963cm" svg:x="14.897cm" svg:y="1.076cm">
          <draw:text-box>
            <text:p>PDA Version</text:p>
          </draw:text-box>
        </draw:frame>
        <draw:rect draw:style-name="gr1" draw:text-style-name="P1" draw:id="id14" draw:layer="layout" svg:width="4.178cm" svg:height="3.418cm" svg:x="13.84cm" svg:y="2.465cm">
          <text:p/>
        </draw:rect>
        <draw:rect draw:style-name="gr3" draw:text-style-name="P2" draw:layer="layout" svg:width="3.872cm" svg:height="0.364cm" svg:x="13.966cm" svg:y="2.549cm">
          <text:p text:style-name="P1"><text:span text:style-name="T1">TextFieldFind</text:span></text:p>
        </draw:rect>
        <draw:rect draw:style-name="gr2" draw:text-style-name="P2" draw:id="id16" draw:layer="layout" svg:width="1.868cm" svg:height="0.289cm" svg:x="13.966cm" svg:y="2.963cm">
          <text:p text:style-name="P1"><text:span text:style-name="T1">ButtonFindBrand</text:span></text:p>
        </draw:rect>
        <draw:rect draw:style-name="gr2" draw:text-style-name="P2" draw:layer="layout" svg:width="1.213cm" svg:height="0.269cm" svg:x="14.007cm" svg:y="3.708cm">
          <text:p text:style-name="P1"><text:span text:style-name="T1">Link...</text:span></text:p>
        </draw:rect>
        <draw:rect draw:style-name="gr2" draw:text-style-name="P2" draw:layer="layout" svg:width="1.213cm" svg:height="0.269cm" svg:x="15.308cm" svg:y="3.709cm">
          <text:p text:style-name="P1"><text:span text:style-name="T1">Link...</text:span></text:p>
        </draw:rect>
        <draw:rect draw:style-name="gr2" draw:text-style-name="P2" draw:layer="layout" svg:width="1.213cm" svg:height="0.269cm" svg:x="16.609cm" svg:y="3.71cm">
          <text:p text:style-name="P1"><text:span text:style-name="T1">Link...</text:span></text:p>
        </draw:rect>
        <draw:rect draw:style-name="gr2" draw:text-style-name="P2" draw:layer="layout" svg:width="1.213cm" svg:height="0.269cm" svg:x="14.008cm" svg:y="4.009cm">
          <text:p text:style-name="P1"><text:span text:style-name="T1">Link...</text:span></text:p>
        </draw:rect>
        <draw:rect draw:style-name="gr2" draw:text-style-name="P2" draw:layer="layout" svg:width="1.213cm" svg:height="0.269cm" svg:x="15.309cm" svg:y="4.01cm">
          <text:p text:style-name="P1"><text:span text:style-name="T1">Link...</text:span></text:p>
        </draw:rect>
        <draw:rect draw:style-name="gr2" draw:text-style-name="P2" draw:layer="layout" svg:width="1.213cm" svg:height="0.269cm" svg:x="16.61cm" svg:y="4.011cm">
          <text:p text:style-name="P1"><text:span text:style-name="T1">Link...</text:span></text:p>
        </draw:rect>
        <draw:rect draw:style-name="gr2" draw:text-style-name="P2" draw:layer="layout" svg:width="1.213cm" svg:height="0.269cm" svg:x="14.009cm" svg:y="4.31cm">
          <text:p text:style-name="P1"><text:span text:style-name="T1">Link...</text:span></text:p>
        </draw:rect>
        <draw:rect draw:style-name="gr2" draw:text-style-name="P2" draw:layer="layout" svg:width="1.213cm" svg:height="0.269cm" svg:x="15.31cm" svg:y="4.311cm">
          <text:p text:style-name="P1"><text:span text:style-name="T1">Link...</text:span></text:p>
        </draw:rect>
        <draw:rect draw:style-name="gr2" draw:text-style-name="P2" draw:layer="layout" svg:width="1.213cm" svg:height="0.269cm" svg:x="16.611cm" svg:y="4.312cm">
          <text:p text:style-name="P1"><text:span text:style-name="T1">Link...</text:span></text:p>
        </draw:rect>
        <draw:rect draw:style-name="gr2" draw:text-style-name="P2" draw:layer="layout" svg:width="1.213cm" svg:height="0.269cm" svg:x="14.01cm" svg:y="4.611cm">
          <text:p text:style-name="P1"><text:span text:style-name="T1">Link...</text:span></text:p>
        </draw:rect>
        <draw:rect draw:style-name="gr2" draw:text-style-name="P2" draw:layer="layout" svg:width="1.213cm" svg:height="0.269cm" svg:x="15.311cm" svg:y="4.612cm">
          <text:p text:style-name="P1"><text:span text:style-name="T1">Link...</text:span></text:p>
        </draw:rect>
        <draw:rect draw:style-name="gr2" draw:text-style-name="P2" draw:layer="layout" svg:width="1.213cm" svg:height="0.269cm" svg:x="16.612cm" svg:y="4.613cm">
          <text:p text:style-name="P1"><text:span text:style-name="T1">Link...</text:span></text:p>
        </draw:rect>
        <draw:rect draw:style-name="gr2" draw:text-style-name="P2" draw:layer="layout" svg:width="1.213cm" svg:height="0.269cm" svg:x="14.011cm" svg:y="4.912cm">
          <text:p text:style-name="P1"><text:span text:style-name="T1">Link...</text:span></text:p>
        </draw:rect>
        <draw:rect draw:style-name="gr2" draw:text-style-name="P2" draw:layer="layout" svg:width="1.213cm" svg:height="0.269cm" svg:x="15.312cm" svg:y="4.913cm">
          <text:p text:style-name="P1"><text:span text:style-name="T1">Link...</text:span></text:p>
        </draw:rect>
        <draw:rect draw:style-name="gr2" draw:text-style-name="P2" draw:layer="layout" svg:width="1.213cm" svg:height="0.269cm" svg:x="16.613cm" svg:y="4.914cm">
          <text:p text:style-name="P1"><text:span text:style-name="T1">Link...</text:span></text:p>
        </draw:rect>
        <draw:rect draw:style-name="gr2" draw:text-style-name="P2" draw:layer="layout" svg:width="1.213cm" svg:height="0.269cm" svg:x="14.012cm" svg:y="5.213cm">
          <text:p text:style-name="P1"><text:span text:style-name="T1">Link...</text:span></text:p>
        </draw:rect>
        <draw:rect draw:style-name="gr2" draw:text-style-name="P2" draw:layer="layout" svg:width="1.213cm" svg:height="0.269cm" svg:x="15.313cm" svg:y="5.214cm">
          <text:p text:style-name="P1"><text:span text:style-name="T1">Link...</text:span></text:p>
        </draw:rect>
        <draw:rect draw:style-name="gr2" draw:text-style-name="P2" draw:layer="layout" svg:width="1.213cm" svg:height="0.269cm" svg:x="16.614cm" svg:y="5.215cm">
          <text:p text:style-name="P1"><text:span text:style-name="T1">Link...</text:span></text:p>
        </draw:rect>
        <draw:rect draw:style-name="gr2" draw:text-style-name="P2" draw:id="id1" draw:layer="layout" svg:width="1.213cm" svg:height="0.269cm" svg:x="14.013cm" svg:y="5.514cm">
          <text:p text:style-name="P1"><text:span text:style-name="T1">Link...</text:span></text:p>
        </draw:rect>
        <draw:rect draw:style-name="gr2" draw:text-style-name="P2" draw:layer="layout" svg:width="1.213cm" svg:height="0.269cm" svg:x="15.314cm" svg:y="5.515cm">
          <text:p text:style-name="P1"><text:span text:style-name="T1">Link...</text:span></text:p>
        </draw:rect>
        <draw:rect draw:style-name="gr2" draw:text-style-name="P2" draw:layer="layout" svg:width="1.213cm" svg:height="0.269cm" svg:x="16.615cm" svg:y="5.516cm">
          <text:p text:style-name="P1"><text:span text:style-name="T1">Link...</text:span></text:p>
        </draw:rect>
        <draw:rect draw:style-name="gr1" draw:text-style-name="P1" draw:id="id2" draw:layer="layout" svg:width="4.178cm" svg:height="3.692cm" svg:x="13.84cm" svg:y="6.365cm">
          <text:p/>
        </draw:rect>
        <draw:connector draw:style-name="gr15" draw:text-style-name="P1" draw:layer="layout" draw:type="line" svg:x1="14.619cm" svg:y1="5.783cm" svg:x2="15.929cm" svg:y2="6.365cm" draw:start-shape="id1" draw:start-glue-point="2" draw:end-shape="id2" draw:end-glue-point="0" svg:d="m14619 5783 1310 582">
          <text:p/>
        </draw:connector>
        <draw:rect draw:style-name="gr3" draw:text-style-name="P2" draw:layer="layout" svg:width="3.872cm" svg:height="0.364cm" svg:x="13.993cm" svg:y="6.875cm">
          <text:p text:style-name="P1"><text:span text:style-name="T1">TextFieldFind</text:span></text:p>
        </draw:rect>
        <draw:rect draw:style-name="gr2" draw:text-style-name="P2" draw:layer="layout" svg:width="3.872cm" svg:height="0.364cm" svg:x="13.993cm" svg:y="7.239cm">
          <text:p text:style-name="P1"><text:span text:style-name="T1">ButtonFind</text:span></text:p>
        </draw:rect>
        <draw:rect draw:style-name="gr9" draw:text-style-name="P2" draw:layer="layout" svg:width="3.541cm" svg:height="0.364cm" svg:x="14.152cm" svg:y="6.428cm">
          <text:p text:style-name="P1"><text:span text:style-name="T1">CaptionSection</text:span></text:p>
        </draw:rect>
        <draw:rect draw:style-name="gr1" draw:text-style-name="P1" draw:layer="layout" svg:width="4.178cm" svg:height="4.308cm" svg:x="13.87cm" svg:y="19.406cm">
          <text:p/>
        </draw:rect>
        <draw:rect draw:style-name="gr13" draw:text-style-name="P2" draw:layer="layout" svg:width="3.913cm" svg:height="2.102cm" svg:x="13.989cm" svg:y="21.459cm">
          <text:p text:style-name="P1"><text:span text:style-name="T1">Panel</text:span></text:p>
          <text:p text:style-name="P1"><text:span text:style-name="T1">SellerInformation</text:span></text:p>
        </draw:rect>
        <draw:rect draw:style-name="gr9" draw:text-style-name="P2" draw:layer="layout" svg:width="3.541cm" svg:height="0.601cm" svg:x="14.183cm" svg:y="19.469cm">
          <text:p text:style-name="P1"><text:span text:style-name="T1">CaptionCommodity</text:span></text:p>
        </draw:rect>
        <draw:rect draw:style-name="gr13" draw:text-style-name="P2" draw:layer="layout" svg:width="3.913cm" svg:height="1.722cm" svg:x="13.983cm" svg:y="8.25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anel</text:span></text:p>
          <text:p text:style-name="P1"><text:span text:style-name="T1">Finded Data</text:span></text:p>
          <text:p text:style-name="P1"><text:span text:style-name="T1">Brand</text:span></text:p>
        </draw:rect>
        <draw:rect draw:style-name="gr2" draw:text-style-name="P2" draw:layer="layout" svg:width="1.705cm" svg:height="0.247cm" svg:x="14.17cm" svg:y="8.347cm">
          <text:p text:style-name="P1"><text:span text:style-name="T1">LinkBrand</text:span></text:p>
        </draw:rect>
        <draw:rect draw:style-name="gr2" draw:text-style-name="P2" draw:layer="layout" svg:width="1.705cm" svg:height="0.247cm" svg:x="15.971cm" svg:y="8.348cm">
          <text:p text:style-name="P1"><text:span text:style-name="T1">LinkBrand</text:span></text:p>
        </draw:rect>
        <draw:rect draw:style-name="gr2" draw:text-style-name="P2" draw:id="id3" draw:layer="layout" svg:width="1.705cm" svg:height="0.247cm" svg:x="14.172cm" svg:y="8.649cm">
          <text:p text:style-name="P1"><text:span text:style-name="T1">LinkBrand</text:span></text:p>
        </draw:rect>
        <draw:rect draw:style-name="gr2" draw:text-style-name="P2" draw:layer="layout" svg:width="1.705cm" svg:height="0.247cm" svg:x="15.973cm" svg:y="8.65cm">
          <text:p text:style-name="P1"><text:span text:style-name="T1">LinkBrand</text:span></text:p>
        </draw:rect>
        <draw:rect draw:style-name="gr1" draw:text-style-name="P1" draw:id="id8" draw:layer="layout" svg:width="4.178cm" svg:height="4.261cm" svg:x="13.84cm" svg:y="10.265cm">
          <text:p/>
        </draw:rect>
        <draw:rect draw:style-name="gr3" draw:text-style-name="P2" draw:layer="layout" svg:width="3.872cm" svg:height="0.364cm" svg:x="13.993cm" svg:y="10.721cm">
          <text:p text:style-name="P1"><text:span text:style-name="T1">TextFieldFind</text:span></text:p>
        </draw:rect>
        <draw:rect draw:style-name="gr2" draw:text-style-name="P2" draw:layer="layout" svg:width="3.872cm" svg:height="0.364cm" svg:x="13.993cm" svg:y="11.085cm">
          <text:p text:style-name="P1"><text:span text:style-name="T1">ButtonFind</text:span></text:p>
        </draw:rect>
        <draw:rect draw:style-name="gr9" draw:text-style-name="P2" draw:id="id4" draw:layer="layout" svg:width="3.541cm" svg:height="0.364cm" svg:x="14.152cm" svg:y="10.328cm">
          <text:p text:style-name="P1"><text:span text:style-name="T1">CaptionSectionBrand</text:span></text:p>
        </draw:rect>
        <draw:rect draw:style-name="gr2" draw:text-style-name="P2" draw:id="id5" draw:layer="layout" svg:width="3.887cm" svg:height="0.364cm" svg:x="13.968cm" svg:y="11.508cm">
          <text:p text:style-name="P1"><text:span text:style-name="T1">ButtonBrand</text:span></text:p>
        </draw:rect>
        <draw:rect draw:style-name="gr13" draw:text-style-name="P2" draw:layer="layout" svg:width="3.913cm" svg:height="2.102cm" svg:x="13.965cm" svg:y="12.356cm">
          <text:p text:style-name="P1"><text:span text:style-name="T1">Panel</text:span></text:p>
          <text:p text:style-name="P1"><text:span text:style-name="T1">Finded Data</text:span></text:p>
          <text:p text:style-name="P1"><text:span text:style-name="T1">BrandModel</text:span></text:p>
        </draw:rect>
        <draw:connector draw:style-name="gr15" draw:text-style-name="P1" draw:layer="layout" draw:type="line" svg:x1="15.024cm" svg:y1="8.896cm" svg:x2="15.922cm" svg:y2="10.328cm" draw:start-shape="id3" draw:start-glue-point="2" draw:end-shape="id4" draw:end-glue-point="0" svg:d="m15024 8896 898 1432">
          <text:p/>
        </draw:connector>
        <draw:rect draw:style-name="gr2" draw:text-style-name="P2" draw:layer="layout" svg:width="1.705cm" svg:height="0.247cm" svg:x="14.152cm" svg:y="12.445cm">
          <text:p text:style-name="P1"><text:span text:style-name="T1">LinkModel</text:span></text:p>
        </draw:rect>
        <draw:rect draw:style-name="gr2" draw:text-style-name="P2" draw:layer="layout" svg:width="1.705cm" svg:height="0.247cm" svg:x="15.953cm" svg:y="12.446cm">
          <text:p text:style-name="P1"><text:span text:style-name="T1">LinkModel</text:span></text:p>
        </draw:rect>
        <draw:rect draw:style-name="gr2" draw:text-style-name="P2" draw:layer="layout" svg:width="1.705cm" svg:height="0.247cm" svg:x="14.154cm" svg:y="12.747cm">
          <text:p text:style-name="P1"><text:span text:style-name="T1">LinkModel</text:span></text:p>
        </draw:rect>
        <draw:rect draw:style-name="gr2" draw:text-style-name="P2" draw:layer="layout" svg:width="1.705cm" svg:height="0.247cm" svg:x="15.955cm" svg:y="12.748cm">
          <text:p text:style-name="P1"><text:span text:style-name="T1">LinkModel</text:span></text:p>
        </draw:rect>
        <draw:connector draw:style-name="gr15" draw:text-style-name="P1" draw:layer="layout" draw:type="curve" svg:x1="13.968cm" svg:y1="11.69cm" svg:x2="13.84cm" svg:y2="8.211cm" draw:start-shape="id5" draw:start-glue-point="3" draw:end-shape="id2" svg:d="m13968 11690c-943 0-879-3479-128-3479">
          <text:p/>
        </draw:connector>
        <draw:rect draw:style-name="gr1" draw:text-style-name="P1" draw:id="id10" draw:layer="layout" svg:width="4.178cm" svg:height="4.409cm" svg:x="13.84cm" svg:y="14.865cm">
          <text:p/>
        </draw:rect>
        <draw:rect draw:style-name="gr13" draw:text-style-name="P2" draw:layer="layout" svg:width="3.913cm" svg:height="2.102cm" svg:x="13.978cm" svg:y="17.087cm">
          <text:p text:style-name="P1"><text:span text:style-name="T1">Panel</text:span></text:p>
          <text:p text:style-name="P1"><text:span text:style-name="T1">Finded Data</text:span></text:p>
        </draw:rect>
        <draw:rect draw:style-name="gr13" draw:text-style-name="P2" draw:layer="layout" svg:width="3.69cm" svg:height="0.514cm" svg:x="14.091cm" svg:y="17.144cm">
          <text:p text:style-name="P1"><text:span text:style-name="T1"/></text:p>
          <text:p text:style-name="P1"><text:span text:style-name="T1">Panel Commodity Item</text:span></text:p>
        </draw:rect>
        <draw:rect draw:style-name="gr2" draw:text-style-name="P2" draw:layer="layout" svg:width="2.428cm" svg:height="0.247cm" svg:x="14.166cm" svg:y="17.175cm">
          <text:p text:style-name="P1"><text:span text:style-name="T1">LinkTelNumber</text:span></text:p>
        </draw:rect>
        <draw:rect draw:style-name="gr2" draw:text-style-name="P2" draw:layer="layout" svg:width="1.076cm" svg:height="0.247cm" svg:x="16.666cm" svg:y="17.176cm">
          <text:p text:style-name="P1"><text:span text:style-name="T1">LinkPrice</text:span></text:p>
        </draw:rect>
        <draw:rect draw:style-name="gr3" draw:text-style-name="P2" draw:layer="layout" svg:width="3.872cm" svg:height="0.364cm" svg:x="13.993cm" svg:y="15.375cm">
          <text:p text:style-name="P1"><text:span text:style-name="T1">TextFieldFind</text:span></text:p>
        </draw:rect>
        <draw:rect draw:style-name="gr2" draw:text-style-name="P2" draw:layer="layout" svg:width="3.872cm" svg:height="0.364cm" svg:x="13.993cm" svg:y="15.739cm">
          <text:p text:style-name="P1"><text:span text:style-name="T1">ButtonFind</text:span></text:p>
        </draw:rect>
        <draw:rect draw:style-name="gr9" draw:text-style-name="P2" draw:layer="layout" svg:width="3.541cm" svg:height="0.364cm" svg:x="14.152cm" svg:y="14.928cm">
          <text:p text:style-name="P1"><text:span text:style-name="T1">CaptionSectionBrand</text:span></text:p>
        </draw:rect>
        <draw:rect draw:style-name="gr2" draw:text-style-name="P2" draw:id="id7" draw:layer="layout" svg:width="1.665cm" svg:height="0.364cm" svg:x="16.19cm" svg:y="16.234cm">
          <text:p text:style-name="P1"><text:span text:style-name="T1">ButtonModel</text:span></text:p>
        </draw:rect>
        <draw:rect draw:style-name="gr2" draw:text-style-name="P2" draw:id="id6" draw:layer="layout" svg:width="1.665cm" svg:height="0.364cm" svg:x="14.291cm" svg:y="16.234cm">
          <text:p text:style-name="P1"><text:span text:style-name="T1">ButtonBrand</text:span></text:p>
        </draw:rect>
        <draw:connector draw:style-name="gr15" draw:text-style-name="P1" draw:layer="layout" draw:type="curve" svg:x1="14.291cm" svg:y1="16.416cm" svg:x2="13.84cm" svg:y2="8.211cm" draw:start-shape="id6" draw:start-glue-point="3" draw:end-shape="id2" draw:end-glue-point="3" svg:d="m14291 16416c-1428 0-1202-8205-451-8205">
          <text:p/>
        </draw:connector>
        <draw:connector draw:style-name="gr15" draw:text-style-name="P1" draw:layer="layout" draw:type="curve" svg:x1="17.855cm" svg:y1="16.416cm" svg:x2="18.018cm" svg:y2="12.395cm" draw:start-shape="id7" draw:start-glue-point="1" draw:end-shape="id8" draw:end-glue-point="1" svg:d="m17855 16416c996 0 914-4021 163-4021">
          <text:p/>
        </draw:connector>
        <draw:rect draw:style-name="gr2" draw:text-style-name="P2" draw:id="id12" draw:layer="layout" svg:width="1.665cm" svg:height="0.364cm" svg:x="16.01cm" svg:y="20.602cm">
          <text:p text:style-name="P1"><text:span text:style-name="T1">ButtonModel</text:span></text:p>
        </draw:rect>
        <draw:rect draw:style-name="gr2" draw:text-style-name="P2" draw:id="id9" draw:layer="layout" svg:width="3.657cm" svg:height="0.364cm" svg:x="14.091cm" svg:y="20.134cm">
          <text:p text:style-name="P1"><text:span text:style-name="T1">ButtonBack</text:span></text:p>
        </draw:rect>
        <draw:rect draw:style-name="gr2" draw:text-style-name="P2" draw:id="id11" draw:layer="layout" svg:width="1.665cm" svg:height="0.364cm" svg:x="14.211cm" svg:y="20.602cm">
          <text:p text:style-name="P1"><text:span text:style-name="T1">ButtonBrand</text:span></text:p>
        </draw:rect>
        <draw:rect draw:style-name="gr2" draw:text-style-name="P2" draw:id="id13" draw:layer="layout" svg:width="3.657cm" svg:height="0.364cm" svg:x="14.092cm" svg:y="21.034cm">
          <text:p text:style-name="P1"><text:span text:style-name="T1">ButtonMainMenu</text:span></text:p>
        </draw:rect>
        <draw:connector draw:style-name="gr16" draw:text-style-name="P1" draw:layer="layout" draw:type="curve" svg:x1="14.091cm" svg:y1="20.316cm" svg:x2="13.84cm" svg:y2="17.069cm" draw:start-shape="id9" draw:start-glue-point="3" draw:end-shape="id10" draw:end-glue-point="3" svg:d="m14091 20316c-1128 0-1002-3247-251-3247">
          <text:p text:style-name="P1"><text:s text:c="2"/></text:p>
        </draw:connector>
        <draw:connector draw:style-name="gr15" draw:text-style-name="P1" draw:layer="layout" draw:type="curve" svg:x1="14.211cm" svg:y1="20.784cm" svg:x2="13.84cm" svg:y2="8.211cm" draw:start-shape="id11" draw:start-glue-point="3" draw:end-shape="id2" draw:end-glue-point="3" svg:d="m14211 20784c-1308 0-1122-12573-371-12573">
          <text:p/>
        </draw:connector>
        <draw:connector draw:style-name="gr15" draw:text-style-name="P1" draw:layer="layout" draw:type="curve" svg:x1="17.675cm" svg:y1="20.784cm" svg:x2="18.018cm" svg:y2="12.395cm" draw:start-shape="id12" draw:start-glue-point="1" draw:end-shape="id8" draw:end-glue-point="1" svg:d="m17675 20784c1266 0 1094-8389 343-8389">
          <text:p/>
        </draw:connector>
        <draw:connector draw:style-name="gr15" draw:text-style-name="P1" draw:layer="layout" draw:type="curve" svg:x1="17.749cm" svg:y1="21.216cm" svg:x2="18.018cm" svg:y2="4.174cm" draw:start-shape="id13" draw:start-glue-point="1" draw:end-shape="id14" draw:end-glue-point="1" svg:d="m17749 21216c1155 0 1020-17042 269-17042">
          <text:p/>
        </draw:connector>
        <draw:rect draw:style-name="gr2" draw:text-style-name="P2" draw:layer="layout" svg:width="3.657cm" svg:height="0.364cm" svg:x="14.093cm" svg:y="16.67cm">
          <text:p text:style-name="P1"><text:span text:style-name="T1">ButtonMainMenu</text:span></text:p>
        </draw:rect>
        <draw:rect draw:style-name="gr2" draw:text-style-name="P2" draw:layer="layout" svg:width="3.657cm" svg:height="0.364cm" svg:x="14.094cm" svg:y="11.942cm">
          <text:p text:style-name="P1"><text:span text:style-name="T1">ButtonMainMenu</text:span></text:p>
        </draw:rect>
        <draw:rect draw:style-name="gr2" draw:text-style-name="P2" draw:layer="layout" svg:width="3.657cm" svg:height="0.364cm" svg:x="14.095cm" svg:y="7.742cm">
          <text:p text:style-name="P1"><text:span text:style-name="T1">ButtonMainMenu</text:span></text:p>
        </draw:rect>
        <draw:frame draw:style-name="gr14" draw:text-style-name="P4" draw:layer="layout" svg:width="5.125cm" svg:height="1.219cm" svg:x="13.734cm" svg:y="24.56cm">
          <draw:text-box>
            <text:p><text:span text:style-name="T1">Каждое последующее меню производит </text:span></text:p>
            <text:p><text:span text:style-name="T1">текстовый поиск только в найденном критерии</text:span></text:p>
            <text:p><text:span text:style-name="T1">То есть если выбран бренд «BO»</text:span></text:p>
            <text:p><text:span text:style-name="T1">То будет показан </text:span></text:p>
          </draw:text-box>
        </draw:frame>
        <draw:rect draw:style-name="gr2" draw:text-style-name="P2" draw:id="id17" draw:layer="layout" svg:width="1.868cm" svg:height="0.289cm" svg:x="15.966cm" svg:y="2.963cm">
          <text:p text:style-name="P1"><text:span text:style-name="T1">ButtonFindModel</text:span></text:p>
        </draw:rect>
        <draw:rect draw:style-name="gr2" draw:text-style-name="P2" draw:id="id15" draw:layer="layout" svg:width="3.788cm" svg:height="0.287cm" svg:x="13.962cm" svg:y="3.326cm">
          <text:p text:style-name="P1"><text:span text:style-name="T1">ButtonFindSection</text:span></text:p>
        </draw:rect>
        <draw:connector draw:style-name="gr15" draw:text-style-name="P1" draw:layer="layout" draw:type="curve" svg:x1="13.962cm" svg:y1="3.469cm" svg:x2="13.84cm" svg:y2="4.174cm" draw:start-shape="id15" draw:start-glue-point="3" draw:end-shape="id14" svg:d="m13962 3469c-934 0-873 705-122 705">
          <text:p/>
        </draw:connector>
        <draw:connector draw:style-name="gr15" draw:text-style-name="P1" draw:layer="layout" draw:type="curve" svg:x1="13.966cm" svg:y1="3.107cm" svg:x2="13.84cm" svg:y2="8.211cm" draw:start-shape="id16" draw:start-glue-point="3" draw:end-shape="id2" draw:end-glue-point="3" svg:d="m13966 3107c-940 0-877 5104-126 5104">
          <text:p/>
        </draw:connector>
        <draw:connector draw:style-name="gr15" draw:text-style-name="P1" draw:layer="layout" draw:type="curve" svg:x1="17.834cm" svg:y1="3.107cm" svg:x2="18.018cm" svg:y2="12.395cm" draw:start-shape="id17" draw:start-glue-point="1" draw:end-shape="id8" draw:end-glue-point="1" svg:d="m17834 3107c1027 0 935 9288 184 92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Geleznyak</meta:initial-creator>
    <meta:creation-date>2009-09-24T19:31:54.40</meta:creation-date>
    <meta:generator>OpenOffice.org/3.1$Win32 OpenOffice.org_project/310m11$Build-9399</meta:generator>
    <dc:date>2009-09-25T09:42:06.35</dc:date>
    <dc:creator>Vitaliy Cherkashin</dc:creator>
    <meta:editing-duration>PT01H50M56S</meta:editing-duration>
    <meta:editing-cycles>6</meta:editing-cycles>
    <meta:document-statistic meta:object-count="108"/>
  </office:meta>
</office:document-meta>
</file>